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end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4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Placement abroad </text:p>
      <text:p text:style-name="P2"/>
      <text:p text:style-name="P2"/>
      <text:p text:style-name="P2"/>
      <text:p text:style-name="P2"/>
      <text:p text:style-name="P2"/>
      <text:p text:style-name="P1"/>
      <text:p text:style-name="P1">I would go abroad for this placement for many reasons.</text:p>
      <text:p text:style-name="P1">First of all, I think that this is the best way to improve my english, because there is no other choice than to practice it .</text:p>
      <text:p text:style-name="P1">Then, I also think that may be I will never have this opportunitie in the future to live in another country for ten weeks. Then I think that going abroad without someone I know will allow me to meet new friends.</text:p>
      <text:p text:style-name="P1">With this placement, I will have the time to understand another culture, and to see how things work in Wales. I probably will become more independent and this placement will allow me to break the routine.</text:p>
      <text:p text:style-name="P1">Moreover, going abroad for a placement will give me an opinion about work abroad, which could define my future job.</text:p>
      <text:p text:style-name="P1">As I wish to continue my studies, the topic of the placement will not necessarily have an impact on my professional life, but enjoy a placement abroad will be much more rewarding on my profesional <text:span text:style-name="T8">life, but also on my personal one.</text:span></text:p>
      <text:h text:style-name="P5" text:outline-level="4">Best regards,</text:h>
      <text:p text:style-name="P3"/>
      <text:p text:style-name="P4"/>
      <text:p text:style-name="P4">Thomas Lerchund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4:30:08.66</meta:creation-date>
    <dc:date>2014-01-26T16:38:45.97</dc:date>
    <meta:editing-duration>PT2H8M35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181" meta:character-count="986"/>
  </office:meta>
</office:document-meta>
</file>